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line-height="115%" fo:text-align="end" style:justify-single-word="false" fo:text-indent="0in" style:auto-text-indent="false"/>
    </style:style>
    <style:style style:name="P2" style:family="paragraph" style:parent-style-name="Heading_20_2">
      <style:paragraph-properties fo:margin-left="0in" fo:margin-right="0in" fo:line-height="115%" fo:text-align="end" style:justify-single-word="false" fo:text-indent="0in" style:auto-text-indent="false"/>
    </style:style>
    <style:style style:name="P3" style:family="paragraph" style:parent-style-name="Heading_20_2">
      <style:paragraph-properties fo:margin-left="0in" fo:margin-right="0in" fo:line-height="115%" fo:text-align="end" style:justify-single-word="false" fo:text-indent="0in" style:auto-text-indent="false"/>
      <style:text-properties fo:font-weight="normal" style:font-weight-asian="normal" style:font-weight-complex="normal"/>
    </style:style>
    <style:style style:name="P4" style:family="paragraph" style:parent-style-name="Heading_20_3">
      <style:paragraph-properties fo:margin-left="0in" fo:margin-right="0in" fo:line-height="115%" fo:text-align="end" style:justify-single-word="false" fo:text-indent="0in" style:auto-text-indent="false"/>
    </style:style>
    <style:style style:name="P5" style:family="paragraph" style:parent-style-name="Heading_20_3">
      <style:paragraph-properties fo:margin-left="0in" fo:margin-right="0in" fo:line-height="115%" fo:text-align="end" style:justify-single-word="false" fo:text-indent="0in" style:auto-text-indent="false"/>
      <style:text-properties fo:font-weight="normal" style:font-weight-asian="normal" style:font-weight-complex="normal"/>
    </style:style>
    <style:style style:name="P6" style:family="paragraph" style:parent-style-name="Horizontal_20_Line">
      <style:paragraph-properties fo:margin-left="0in" fo:margin-right="0in" fo:line-height="115%" fo:text-align="end" style:justify-single-word="false" fo:text-indent="0in" style:auto-text-indent="false"/>
      <style:text-properties fo:font-weight="normal" style:font-weight-asian="normal" style:font-weight-complex="normal"/>
    </style:style>
    <style:style style:name="P7" style:family="paragraph" style:parent-style-name="Preformatted_20_Text">
      <style:paragraph-properties fo:margin-left="0.4925in" fo:margin-right="0in" fo:line-height="115%" fo:text-align="start" style:justify-single-word="false" fo:text-indent="0in" style:auto-text-indent="false" style:writing-mode="lr-tb"/>
    </style:style>
    <style:style style:name="P8" style:family="paragraph" style:parent-style-name="Preformatted_20_Text">
      <style:paragraph-properties fo:margin-left="0.4925in" fo:margin-right="0in" fo:margin-top="0in" fo:margin-bottom="0.1965in" style:contextual-spacing="false" fo:line-height="115%" fo:text-align="start" style:justify-single-word="false" fo:text-indent="0in" style:auto-text-indent="false" style:writing-mode="lr-tb"/>
    </style:style>
    <style:style style:name="P9" style:family="paragraph" style:parent-style-name="Preformatted_20_Text">
      <style:paragraph-properties fo:margin-left="0in" fo:margin-right="0in" fo:margin-top="0in" fo:margin-bottom="0.1965in" style:contextual-spacing="false" fo:line-height="115%" fo:text-align="start" style:justify-single-word="false" fo:text-indent="0in" style:auto-text-indent="false" style:writing-mode="lr-tb"/>
    </style:style>
    <style:style style:name="P10" style:family="paragraph" style:parent-style-name="Preformatted_20_Text">
      <style:paragraph-properties fo:margin-left="0in" fo:margin-right="0in" fo:line-height="115%" fo:text-align="start" style:justify-single-word="false" fo:text-indent="0in" style:auto-text-indent="false" style:writing-mode="lr-tb"/>
    </style:style>
    <style:style style:name="P11" style:family="paragraph" style:parent-style-name="Preformatted_20_Text">
      <style:paragraph-properties fo:margin-left="0.4925in" fo:margin-right="0in" fo:line-height="115%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12" style:family="paragraph" style:parent-style-name="Preformatted_20_Text">
      <style:paragraph-properties fo:margin-left="0.4925in" fo:margin-right="0in" fo:line-height="115%" fo:text-align="start" style:justify-single-word="false" fo:text-indent="0in" style:auto-text-indent="false" style:writing-mode="lr-tb"/>
      <style:text-properties fo:font-weight="normal" style:font-weight-asian="normal" style:font-weight-complex="normal"/>
    </style:style>
    <style:style style:name="P13" style:family="paragraph" style:parent-style-name="Preformatted_20_Text">
      <style:paragraph-properties fo:margin-left="0in" fo:margin-right="0in" fo:line-height="115%" fo:text-align="start" style:justify-single-word="false" fo:text-indent="0in" style:auto-text-indent="false" style:writing-mode="lr-tb"/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left="0in" fo:margin-right="0in" fo:line-height="115%" fo:text-align="end" style:justify-single-word="false" fo:text-indent="0in" style:auto-text-indent="false"/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margin-left="0in" fo:margin-right="0in" fo:line-height="115%" fo:text-align="end" style:justify-single-word="false" fo:text-indent="0in" style:auto-text-indent="false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15%" fo:text-align="end" style:justify-single-word="false" fo:text-indent="0in" style:auto-text-indent="false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15%" fo:text-align="end" style:justify-single-word="false" fo:text-indent="0in" style:auto-text-indent="false"/>
      <style:text-properties officeooo:paragraph-rsid="0013f10b"/>
    </style:style>
    <style:style style:name="P18" style:family="paragraph" style:parent-style-name="Text_20_body">
      <style:paragraph-properties fo:margin-left="0in" fo:margin-right="0in" fo:line-height="115%" fo:text-align="end" style:justify-single-word="false" fo:text-indent="0in" style:auto-text-indent="false"/>
      <style:text-properties officeooo:paragraph-rsid="0013f10b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15%" fo:text-align="end" style:justify-single-word="false" fo:text-indent="0in" style:auto-text-indent="false"/>
      <style:text-properties fo:font-weight="normal" style:font-weight-asian="normal" style:font-weight-complex="normal"/>
    </style:style>
    <style:style style:name="P20" style:family="paragraph" style:parent-style-name="Text_20_body">
      <style:paragraph-properties fo:margin-left="0in" fo:margin-right="0in" fo:line-height="115%" fo:text-align="end" style:justify-single-word="false" fo:text-indent="0in" style:auto-text-indent="false"/>
      <style:text-properties fo:font-weight="normal" style:font-weight-asian="normal" style:font-weight-complex="normal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15%" fo:text-align="end" style:justify-single-word="false" fo:text-indent="0in" style:auto-text-indent="false"/>
      <style:text-properties fo:font-weight="normal" officeooo:paragraph-rsid="0013f10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h text:style-name="P1" text:outline-level="1"><text:span text:style-name="T2">شرح الخوارزمية: </text:span><text:span text:style-name="Strong_20_Emphasis"><text:span text:style-name="T2">Merge Sort</text:span></text:span></text:h>
      <text:p text:style-name="P15"><text:span text:style-name="T2">خوارزمية </text:span><text:span text:style-name="Strong_20_Emphasis"><text:span text:style-name="T2">Merge Sort</text:span></text:span><text:span text:style-name="T2"> هي خوارزمية لفرز المصفوفات تعتمد على </text:span><text:span text:style-name="Strong_20_Emphasis"><text:span text:style-name="T2">تقسيم وإعادة دمج</text:span></text:span><text:span text:style-name="T2"> العناصر بشكل متكرر. تعمل هذه الخوارزمية وفق مبدأ </text:span><text:span text:style-name="Strong_20_Emphasis"><text:span text:style-name="T2">التقسيم إلى نصفين</text:span></text:span><text:span text:style-name="T2"> (divide and conquer)، حيث تقسم المصفوفة إلى نصفين وتقوم بترتيب كل نصف على حدة ثم دمجها معًا بشكل مرتب.</text:span></text:p>
      <text:h text:style-name="P5" text:outline-level="3">الهيكل الأساسي للخوارزمية</text:h>
      <text:p text:style-name="P15"><text:span text:style-name="Strong_20_Emphasis"><text:span text:style-name="T2">الدالة </text:span></text:span><text:span text:style-name="Strong_20_Emphasis"><text:span text:style-name="Source_20_Text"><text:span text:style-name="T2">divide</text:span></text:span></text:span><text:span text:style-name="T2">:</text:span></text:p>
      <text:p text:style-name="P19">هذه الدالة تقوم بتقسيم المصفوفة إلى نصفين، وتستدعي نفسها بشكل تكراري حتى يتم الوصول إلى مصفوفات تحتوي على عنصر واحد أو أقل، حيث لا يمكن ترتيب هذه المصفوفات بشكل أكبر.</text:p>
      <text:p text:style-name="P16"><text:span text:style-name="T2">بعد تقسيم المصفوفة إلى النصفين، تقوم الدالة باستدعاء دالة </text:span><text:span text:style-name="Strong_20_Emphasis"><text:span text:style-name="Source_20_Text"><text:span text:style-name="T2">merge</text:span></text:span></text:span><text:span text:style-name="T2"> لدمج النصفين في مصفوفة واحدة مرتبة.</text:span></text:p>
      <text:p text:style-name="P15"><text:span text:style-name="Strong_20_Emphasis"><text:span text:style-name="T2">الدالة </text:span></text:span><text:span text:style-name="Strong_20_Emphasis"><text:span text:style-name="Source_20_Text"><text:span text:style-name="T2">merge</text:span></text:span></text:span></text:p>
      <text:p text:style-name="P15"><text:span text:style-name="T2">بعد تقسيم المصفوفة إلى جزئين، تقوم دالة </text:span><text:span text:style-name="Strong_20_Emphasis"><text:span text:style-name="Source_20_Text"><text:span text:style-name="T2">merge</text:span></text:span></text:span><text:span text:style-name="T2"> بدمج الجزئين المرتبين في مصفوفة واحدة مرتبة. تتأكد من مقارنة العناصر في النصفين، ثم تدمجهم بشكل مرتب في مصفوفة واحدة.</text:span></text:p>
      <text:p text:style-name="P6"/>
      <text:h text:style-name="P3" text:outline-level="2">الكود</text:h>
      <text:p text:style-name="P11"/>
      <text:p text:style-name="P7"><text:span text:style-name="Source_20_Text"><text:span text:style-name="T2">#include &lt;stdio.h&gt;</text:span></text:span></text:p>
      <text:p text:style-name="P12"/>
      <text:p text:style-name="P7"><text:span text:style-name="Source_20_Text"><text:span text:style-name="T2">void merge(int arr[], int s, int m, int e);</text:span></text:span></text:p>
      <text:p text:style-name="P7"><text:span text:style-name="Source_20_Text"><text:span text:style-name="T2">void divide(int arr[], int s, int e);</text:span></text:span></text:p>
      <text:p text:style-name="P12"/>
      <text:p text:style-name="P7"><text:span text:style-name="Source_20_Text"><text:span text:style-name="T2">int main(void)</text:span></text:span></text:p>
      <text:p text:style-name="P7"><text:span text:style-name="Source_20_Text"><text:span text:style-name="T2">{</text:span></text:span></text:p>
      <text:p text:style-name="P7"><text:span text:style-name="Source_20_Text"><text:span text:style-name="T2"><text:s text:c="4"/>int unsorted[] = {5, 2, 1, 3, 6, 4};</text:span></text:span></text:p>
      <text:p text:style-name="P7"><text:span text:style-name="Source_20_Text"><text:span text:style-name="T2"><text:s text:c="4"/>int length = sizeof(unsorted) / sizeof(unsorted[0]);</text:span></text:span></text:p>
      <text:p text:style-name="P7"><text:span text:style-name="Source_20_Text"><text:span text:style-name="T2"><text:s text:c="4"/></text:span></text:span></text:p>
      <text:p text:style-name="P7"><text:span text:style-name="Source_20_Text"><text:span text:style-name="T2"><text:s text:c="4"/>divide(unsorted, 0, length - 1);</text:span></text:span></text:p>
      <text:p text:style-name="P12"/>
      <text:p text:style-name="P7"><text:span text:style-name="Source_20_Text"><text:span text:style-name="T2"><text:s text:c="4"/>// طباعة المصفوفة بعد الترتيب (اختياري)</text:span></text:span></text:p>
      <text:p text:style-name="P7"><text:span text:style-name="Source_20_Text"><text:span text:style-name="T2"><text:s text:c="4"/>for (int i = 0; i &lt; length; i++) {</text:span></text:span></text:p>
      <text:p text:style-name="P7"><text:span text:style-name="Source_20_Text"><text:span text:style-name="T2"><text:s text:c="8"/>printf("%d ", unsorted[i]);</text:span></text:span></text:p>
      <text:p text:style-name="P7"><text:span text:style-name="Source_20_Text"><text:span text:style-name="T2"><text:s text:c="4"/>}</text:span></text:span></text:p>
      <text:p text:style-name="P7"><text:span text:style-name="Source_20_Text"><text:span text:style-name="T2"><text:s text:c="4"/>printf("\n");</text:span></text:span></text:p>
      <text:p text:style-name="P12"/>
      <text:p text:style-name="P7"><text:span text:style-name="Source_20_Text"><text:span text:style-name="T2"><text:s text:c="4"/>return 0;</text:span></text:span></text:p>
      <text:p text:style-name="P7"><text:span text:style-name="Source_20_Text"><text:span text:style-name="T2">}</text:span></text:span></text:p>
      <text:p text:style-name="P12"/>
      <text:p text:style-name="P7"><text:span text:style-name="Source_20_Text"><text:span text:style-name="T2">void divide(int arr[], int s, int e)</text:span></text:span></text:p>
      <text:p text:style-name="P7"><text:span text:style-name="Source_20_Text"><text:span text:style-name="T2">{</text:span></text:span></text:p>
      <text:p text:style-name="P7"><text:span text:style-name="Source_20_Text"><text:span text:style-name="T2"><text:s text:c="4"/>if (s &gt;= e) </text:span></text:span></text:p>
      <text:p text:style-name="P7"><text:span text:style-name="Source_20_Text"><text:span text:style-name="T2"><text:s text:c="8"/>return;</text:span></text:span></text:p>
      <text:p text:style-name="P12"><text:soft-page-break/></text:p>
      <text:p text:style-name="P7"><text:span text:style-name="Source_20_Text"><text:span text:style-name="T2"><text:s text:c="4"/>int m = (s + e) / 2;</text:span></text:span></text:p>
      <text:p text:style-name="P12"/>
      <text:p text:style-name="P7"><text:span text:style-name="Source_20_Text"><text:span text:style-name="T2"><text:s text:c="4"/>// تقسيم المصفوفة إلى نصفين</text:span></text:span></text:p>
      <text:p text:style-name="P7"><text:span text:style-name="Source_20_Text"><text:span text:style-name="T2"><text:s text:c="4"/>divide(arr, s, m); </text:span></text:span></text:p>
      <text:p text:style-name="P7"><text:span text:style-name="Source_20_Text"><text:span text:style-name="T2"><text:s text:c="4"/>divide(arr, m + 1, e);</text:span></text:span></text:p>
      <text:p text:style-name="P12"/>
      <text:p text:style-name="P7"><text:span text:style-name="Source_20_Text"><text:span text:style-name="T2"><text:s text:c="4"/>// دمج النصفين المرتبين</text:span></text:span></text:p>
      <text:p text:style-name="P7"><text:span text:style-name="Source_20_Text"><text:span text:style-name="T2"><text:s text:c="4"/>merge(arr, s, m, e);</text:span></text:span></text:p>
      <text:p text:style-name="P7"><text:span text:style-name="Source_20_Text"><text:span text:style-name="T2">}</text:span></text:span></text:p>
      <text:p text:style-name="P12"/>
      <text:p text:style-name="P7"><text:span text:style-name="Source_20_Text"><text:span text:style-name="T2">void merge(int arr[], int s, int m, int e)</text:span></text:span></text:p>
      <text:p text:style-name="P7"><text:span text:style-name="Source_20_Text"><text:span text:style-name="T2">{</text:span></text:span></text:p>
      <text:p text:style-name="P7"><text:span text:style-name="Source_20_Text"><text:span text:style-name="T2"><text:s text:c="4"/>int left_size = m - s + 1;</text:span></text:span></text:p>
      <text:p text:style-name="P7"><text:span text:style-name="Source_20_Text"><text:span text:style-name="T2"><text:s text:c="4"/>int right_size = e - m;</text:span></text:span></text:p>
      <text:p text:style-name="P12"/>
      <text:p text:style-name="P7"><text:span text:style-name="Source_20_Text"><text:span text:style-name="T2"><text:s text:c="4"/>int left[left_size], right[right_size];</text:span></text:span></text:p>
      <text:p text:style-name="P12"/>
      <text:p text:style-name="P7"><text:span text:style-name="Source_20_Text"><text:span text:style-name="T2"><text:s text:c="4"/>// نسخ العناصر للنصفين</text:span></text:span></text:p>
      <text:p text:style-name="P7"><text:span text:style-name="Source_20_Text"><text:span text:style-name="T2"><text:s text:c="4"/>for (int i = 0; i &lt; left_size; i++)</text:span></text:span></text:p>
      <text:p text:style-name="P7"><text:span text:style-name="Source_20_Text"><text:span text:style-name="T2"><text:s text:c="8"/>left[i] = arr[s + i];</text:span></text:span></text:p>
      <text:p text:style-name="P7"><text:span text:style-name="Source_20_Text"><text:span text:style-name="T2"><text:s text:c="4"/>for (int i = 0; i &lt; right_size; i++)</text:span></text:span></text:p>
      <text:p text:style-name="P7"><text:span text:style-name="Source_20_Text"><text:span text:style-name="T2"><text:s text:c="8"/>right[i] = arr[m + 1 + i];</text:span></text:span></text:p>
      <text:p text:style-name="P12"/>
      <text:p text:style-name="P7"><text:span text:style-name="Source_20_Text"><text:span text:style-name="T2"><text:s text:c="4"/>int i = 0, j = 0, k = s;</text:span></text:span></text:p>
      <text:p text:style-name="P12"/>
      <text:p text:style-name="P7"><text:span text:style-name="Source_20_Text"><text:span text:style-name="T2"><text:s text:c="4"/>// دمج العناصر في مصفوفة واحدة مرتبة</text:span></text:span></text:p>
      <text:p text:style-name="P7"><text:span text:style-name="Source_20_Text"><text:span text:style-name="T2"><text:s text:c="4"/>while (i &lt; left_size &amp;&amp; j &lt; right_size) {</text:span></text:span></text:p>
      <text:p text:style-name="P7"><text:span text:style-name="Source_20_Text"><text:span text:style-name="T2"><text:s text:c="8"/>if (left[i] &lt;= right[j]) {</text:span></text:span></text:p>
      <text:p text:style-name="P7"><text:span text:style-name="Source_20_Text"><text:span text:style-name="T2"><text:s text:c="12"/>arr[k] = left[i];</text:span></text:span></text:p>
      <text:p text:style-name="P7"><text:span text:style-name="Source_20_Text"><text:span text:style-name="T2"><text:s text:c="12"/>i++;</text:span></text:span></text:p>
      <text:p text:style-name="P7"><text:span text:style-name="Source_20_Text"><text:span text:style-name="T2"><text:s text:c="8"/>} else {</text:span></text:span></text:p>
      <text:p text:style-name="P7"><text:span text:style-name="Source_20_Text"><text:span text:style-name="T2"><text:s text:c="12"/>arr[k] = right[j];</text:span></text:span></text:p>
      <text:p text:style-name="P7"><text:span text:style-name="Source_20_Text"><text:span text:style-name="T2"><text:s text:c="12"/>j++;</text:span></text:span></text:p>
      <text:p text:style-name="P7"><text:span text:style-name="Source_20_Text"><text:span text:style-name="T2"><text:s text:c="8"/>}</text:span></text:span></text:p>
      <text:p text:style-name="P7"><text:span text:style-name="Source_20_Text"><text:span text:style-name="T2"><text:s text:c="8"/>k++;</text:span></text:span></text:p>
      <text:p text:style-name="P7"><text:span text:style-name="Source_20_Text"><text:span text:style-name="T2"><text:s text:c="4"/>}</text:span></text:span></text:p>
      <text:p text:style-name="P12"/>
      <text:p text:style-name="P7"><text:span text:style-name="Source_20_Text"><text:span text:style-name="T2"><text:s text:c="4"/>// نسخ العناصر المتبقية في النصف الأيسر إذا كانت موجودة</text:span></text:span></text:p>
      <text:p text:style-name="P7"><text:span text:style-name="Source_20_Text"><text:span text:style-name="T2"><text:s text:c="4"/>while (i &lt; left_size) {</text:span></text:span></text:p>
      <text:p text:style-name="P7"><text:span text:style-name="Source_20_Text"><text:span text:style-name="T2"><text:s text:c="8"/>arr[k] = left[i];</text:span></text:span></text:p>
      <text:p text:style-name="P7"><text:span text:style-name="Source_20_Text"><text:span text:style-name="T2"><text:s text:c="8"/>i++;</text:span></text:span></text:p>
      <text:p text:style-name="P7"><text:span text:style-name="Source_20_Text"><text:span text:style-name="T2"><text:s text:c="8"/>k++;</text:span></text:span></text:p>
      <text:p text:style-name="P7"><text:span text:style-name="Source_20_Text"><text:span text:style-name="T2"><text:s text:c="4"/>}</text:span></text:span></text:p>
      <text:p text:style-name="P12"/>
      <text:p text:style-name="P7"><text:span text:style-name="Source_20_Text"><text:span text:style-name="T2"><text:s text:c="4"/>// نسخ العناصر المتبقية في النصف الأيمن إذا كانت موجودة</text:span></text:span></text:p>
      <text:p text:style-name="P7"><text:span text:style-name="Source_20_Text"><text:span text:style-name="T2"><text:s text:c="4"/>while (j &lt; right_size) {</text:span></text:span></text:p>
      <text:p text:style-name="P7"><text:span text:style-name="Source_20_Text"><text:span text:style-name="T2"><text:s text:c="8"/>arr[k] = right[j];</text:span></text:span></text:p>
      <text:p text:style-name="P7"><text:span text:style-name="Source_20_Text"><text:span text:style-name="T2"><text:s text:c="8"/>j++;</text:span></text:span></text:p>
      <text:p text:style-name="P7"><text:span text:style-name="Source_20_Text"><text:span text:style-name="T2"><text:s text:c="8"/>k++;</text:span></text:span></text:p>
      <text:p text:style-name="P7"><text:span text:style-name="Source_20_Text"><text:span text:style-name="T2"><text:s text:c="4"/>}</text:span></text:span></text:p>
      <text:p text:style-name="P8"><text:span text:style-name="Source_20_Text"><text:span text:style-name="T2">}</text:span></text:span></text:p>
      <text:p text:style-name="P6"/>
      <text:h text:style-name="P2" text:outline-level="2"><text:soft-page-break/><text:span text:style-name="T2">شرح دالة </text:span><text:span text:style-name="Source_20_Text"><text:span text:style-name="T2">divide</text:span></text:span></text:h>
      <text:h text:style-name="P5" text:outline-level="3">الفكرة الأساسية:</text:h>
      <text:p text:style-name="P15"><text:span text:style-name="T2">دالة </text:span><text:span text:style-name="Source_20_Text"><text:span text:style-name="T2">divide</text:span></text:span><text:span text:style-name="T2"> هي الجزء الذي يقوم بتقسيم المصفوفة إلى جزئين متساويين أو شبه متساويين حتى يصل إلى مصفوفات تحتوي على عنصر واحد فقط، ثم يتم دمجها مرة أخرى باستخدام دالة </text:span><text:span text:style-name="Strong_20_Emphasis"><text:span text:style-name="Source_20_Text"><text:span text:style-name="T2">merge</text:span></text:span></text:span><text:span text:style-name="T2">.</text:span></text:p>
      <text:h text:style-name="P4" text:outline-level="3"><text:span text:style-name="T2">خطوات عمل دالة </text:span><text:span text:style-name="Source_20_Text"><text:span text:style-name="T2">divide</text:span></text:span><text:span text:style-name="T2">:</text:span></text:h>
      <text:p text:style-name="P15"><text:span text:style-name="Strong_20_Emphasis"><text:span text:style-name="T2">التوقف عند الشرط الأساسي</text:span></text:span><text:span text:style-name="T2">:</text:span></text:p>
      <text:p text:style-name="P16"><text:span text:style-name="T2">إذا كانت المصفوفة تحتوي على عنصر واحد أو أقل (</text:span><text:span text:style-name="Source_20_Text"><text:span text:style-name="T2">s &gt;= e</text:span></text:span><text:span text:style-name="T2">)، فلا حاجة للتقسيم، وتوقف الدالة.</text:span></text:p>
      <text:p text:style-name="P19">هذا الشرط هو الأساس الذي يعتمد عليه الخوارزم في التوقف عن التكرار.</text:p>
      <text:p text:style-name="P15"><text:span text:style-name="Strong_20_Emphasis"><text:span text:style-name="T2">حساب المنتصف</text:span></text:span><text:span text:style-name="T2">:</text:span></text:p>
      <text:p text:style-name="P20">نبدأ بتحديد المنتصف (middle) باستخدام الصيغة:</text:p>
      <text:p text:style-name="P9"><text:span text:style-name="Source_20_Text"><text:span text:style-name="T2">int m = (s + e) / 2;</text:span></text:span></text:p>
      <text:p text:style-name="P19">المنتصف يساعدنا في تقسيم المصفوفة إلى جزئين.</text:p>
      <text:p text:style-name="P15"><text:span text:style-name="Strong_20_Emphasis"><text:span text:style-name="T2">التكرار على الجزئين</text:span></text:span><text:span text:style-name="T2">:</text:span></text:p>
      <text:p text:style-name="P15"><text:span text:style-name="T2">نقوم باستدعاء دالة </text:span><text:span text:style-name="Source_20_Text"><text:span text:style-name="T2">divide</text:span></text:span><text:span text:style-name="T2"> على الجزء الأيسر:</text:span></text:p>
      <text:p text:style-name="P9"><text:span text:style-name="Source_20_Text"><text:span text:style-name="T2">divide(arr, s, m);</text:span></text:span></text:p>
      <text:p text:style-name="P15"><text:span text:style-name="T2">ثم نقوم باستدعاء دالة </text:span><text:span text:style-name="Source_20_Text"><text:span text:style-name="T2">divide</text:span></text:span><text:span text:style-name="T2"> على الجزء الأيمن:</text:span></text:p>
      <text:p text:style-name="P9"><text:span text:style-name="Source_20_Text"><text:span text:style-name="T2">divide(arr, m + 1, e);</text:span></text:span></text:p>
      <text:p text:style-name="P15"><text:span text:style-name="Strong_20_Emphasis"><text:span text:style-name="T2">دمج الجزئين باستخدام </text:span></text:span><text:span text:style-name="Strong_20_Emphasis"><text:span text:style-name="Source_20_Text"><text:span text:style-name="T2">merge</text:span></text:span></text:span><text:span text:style-name="T2">:</text:span></text:p>
      <text:p text:style-name="P15"><text:span text:style-name="T2">بعد أن يتم تقسيم المصفوفة إلى عناصر فردية أو جزئين يحتوي كل منهما على عنصر واحد، يتم دمجهما معًا في دالة </text:span><text:span text:style-name="Strong_20_Emphasis"><text:span text:style-name="Source_20_Text"><text:span text:style-name="T2">merge</text:span></text:span></text:span><text:span text:style-name="T2">.</text:span></text:p>
      <text:h text:style-name="P4" text:outline-level="3"><text:span text:style-name="T2">الأخطاء المحتملة في دالة </text:span><text:span text:style-name="Source_20_Text"><text:span text:style-name="T2">divide</text:span></text:span><text:span text:style-name="T2">:</text:span></text:h>
      <text:p text:style-name="P17"><text:span text:style-name="Strong_20_Emphasis"><text:span text:style-name="T2">عدم تحديث المنتصف بشكل صحيح</text:span></text:span><text:span text:style-name="T2">: إذا لم يتم حساب المنتصف بالشكل الصحيح باستخدام</text:span></text:p>
      <text:p text:style-name="P17"><text:span text:style-name="T2"><text:s/></text:span><text:span text:style-name="Source_20_Text"><text:span text:style-name="T2">(s + e) / 2</text:span></text:span></text:p>
      <text:p text:style-name="P21"><text:s/>فسيحدث تقسيم غير صحيح للمصفوفة.</text:p>
      <text:p text:style-name="P18"><text:span text:style-name="Strong_20_Emphasis"><text:span text:style-name="T2">التوقف المبكر</text:span></text:span><text:span text:style-name="T2">: إذا كانت المصفوفة تحتوي على عنصر واحد أو أقل ولم يتوقف التكرار عند الشرط</text:span></text:p>
      <text:p text:style-name="P18"><text:span text:style-name="T2"><text:s/></text:span><text:span text:style-name="Source_20_Text"><text:span text:style-name="T2">s &gt;= e</text:span></text:span><text:span text:style-name="T2">، يمكن أن تحدث أخطاء في العمليات اللاحقة.</text:span></text:p>
      <text:p text:style-name="P6"/>
      <text:h text:style-name="P2" text:outline-level="2"><text:soft-page-break/><text:span text:style-name="T2">شرح دالة </text:span><text:span text:style-name="Source_20_Text"><text:span text:style-name="T2">merge</text:span></text:span></text:h>
      <text:h text:style-name="P5" text:outline-level="3">الفكرة الأساسية:</text:h>
      <text:p text:style-name="P15"><text:span text:style-name="T2">دالة </text:span><text:span text:style-name="Strong_20_Emphasis"><text:span text:style-name="Source_20_Text"><text:span text:style-name="T2">merge</text:span></text:span></text:span><text:span text:style-name="T2"> تقوم بدمج جزئين مرتبين في مصفوفة واحدة مرتبة. تقوم بمقارنة العناصر في الجزئين ثم تقوم بإدراج الأصغر في المصفوفة النهائية.</text:span></text:p>
      <text:h text:style-name="P4" text:outline-level="3"><text:span text:style-name="T2">خطوات عمل دالة </text:span><text:span text:style-name="Source_20_Text"><text:span text:style-name="T2">merge</text:span></text:span><text:span text:style-name="T2">:</text:span></text:h>
      <text:p text:style-name="P15"><text:span text:style-name="Strong_20_Emphasis"><text:span text:style-name="T2">تحديد حجم المصفوفات الفرعية</text:span></text:span><text:span text:style-name="T2">:</text:span></text:p>
      <text:p text:style-name="P15"><text:span text:style-name="T2">نحدد حجم المصفوفات الفرعية بناءً على المنتصف </text:span><text:span text:style-name="Source_20_Text"><text:span text:style-name="T2">m</text:span></text:span><text:span text:style-name="T2">:</text:span></text:p>
      <text:p text:style-name="P10"><text:span text:style-name="Source_20_Text"><text:span text:style-name="T2">int left_size = m - s + 1;</text:span></text:span></text:p>
      <text:p text:style-name="P9"><text:span text:style-name="Source_20_Text"><text:span text:style-name="T2">int right_size = e - m;</text:span></text:span></text:p>
      <text:p text:style-name="P15"><text:span text:style-name="Strong_20_Emphasis"><text:span text:style-name="T2">نسخ العناصر إلى المصفوفات الفرعية</text:span></text:span><text:span text:style-name="T2">:</text:span></text:p>
      <text:p text:style-name="P15"><text:span text:style-name="T2">يتم نسخ العناصر من المصفوفة الأصلية إلى المصفوفات الفرعية </text:span><text:span text:style-name="Source_20_Text"><text:span text:style-name="T2">left</text:span></text:span><text:span text:style-name="T2"> و </text:span><text:span text:style-name="Source_20_Text"><text:span text:style-name="T2">right</text:span></text:span><text:span text:style-name="T2">:</text:span></text:p>
      <text:p text:style-name="P10"><text:span text:style-name="Source_20_Text"><text:span text:style-name="T2">for (int i = 0; i &lt; left_size; i++)</text:span></text:span></text:p>
      <text:p text:style-name="P10"><text:span text:style-name="Source_20_Text"><text:span text:style-name="T2"><text:s text:c="4"/>left[i] = arr[s + i];</text:span></text:span></text:p>
      <text:p text:style-name="P10"><text:span text:style-name="Source_20_Text"><text:span text:style-name="T2">for (int i = 0; i &lt; right_size; i++)</text:span></text:span></text:p>
      <text:p text:style-name="P9"><text:span text:style-name="Source_20_Text"><text:span text:style-name="T2"><text:s text:c="4"/>right[i] = arr[m + 1 + i];</text:span></text:span></text:p>
      <text:p text:style-name="P15"><text:span text:style-name="Strong_20_Emphasis"><text:span text:style-name="T2">دمج المصفوفات الفرعية</text:span></text:span><text:span text:style-name="T2">:</text:span></text:p>
      <text:p text:style-name="P15"><text:span text:style-name="T2">نقوم بمقارنة العناصر في المصفوفات الفرعية </text:span><text:span text:style-name="Source_20_Text"><text:span text:style-name="T2">left</text:span></text:span><text:span text:style-name="T2"> و </text:span><text:span text:style-name="Source_20_Text"><text:span text:style-name="T2">right</text:span></text:span><text:span text:style-name="T2">:</text:span></text:p>
      <text:p text:style-name="P10"><text:span text:style-name="Source_20_Text"><text:span text:style-name="T2">while (i &lt; left_size &amp;&amp; j &lt; right_size) {</text:span></text:span></text:p>
      <text:p text:style-name="P10"><text:span text:style-name="Source_20_Text"><text:span text:style-name="T2"><text:s text:c="4"/>if (left[i] &lt;= right[j]) {</text:span></text:span></text:p>
      <text:p text:style-name="P10"><text:span text:style-name="Source_20_Text"><text:span text:style-name="T2"><text:s text:c="8"/>arr[k] = left[i];</text:span></text:span></text:p>
      <text:p text:style-name="P10"><text:span text:style-name="Source_20_Text"><text:span text:style-name="T2"><text:s text:c="8"/>i++;</text:span></text:span></text:p>
      <text:p text:style-name="P10"><text:span text:style-name="Source_20_Text"><text:span text:style-name="T2"><text:s text:c="4"/>} else {</text:span></text:span></text:p>
      <text:p text:style-name="P10"><text:span text:style-name="Source_20_Text"><text:span text:style-name="T2"><text:s text:c="8"/>arr[k] = right[j];</text:span></text:span></text:p>
      <text:p text:style-name="P10"><text:span text:style-name="Source_20_Text"><text:span text:style-name="T2"><text:s text:c="8"/>j++;</text:span></text:span></text:p>
      <text:p text:style-name="P10"><text:span text:style-name="Source_20_Text"><text:span text:style-name="T2"><text:s text:c="4"/>}</text:span></text:span></text:p>
      <text:p text:style-name="P10"><text:span text:style-name="Source_20_Text"><text:span text:style-name="T2"><text:s text:c="4"/>k++;</text:span></text:span></text:p>
      <text:p text:style-name="P9"><text:span text:style-name="Source_20_Text"><text:span text:style-name="T2">}</text:span></text:span></text:p>
      <text:p text:style-name="P15"><text:span text:style-name="Strong_20_Emphasis"><text:span text:style-name="T2">نسخ العناصر المتبقية</text:span></text:span><text:span text:style-name="T2">:</text:span></text:p>
      <text:p text:style-name="P15"><text:span text:style-name="T2">إذا كانت هناك عناصر متبقية في المصفوفة الفرعية </text:span><text:span text:style-name="Source_20_Text"><text:span text:style-name="T2">left</text:span></text:span><text:span text:style-name="T2"> أو </text:span><text:span text:style-name="Source_20_Text"><text:span text:style-name="T2">right</text:span></text:span><text:span text:style-name="T2">، نقوم بنسخها:</text:span></text:p>
      <text:p text:style-name="P10"><text:span text:style-name="Source_20_Text"><text:span text:style-name="T2">while (i &lt; left_size) {</text:span></text:span></text:p>
      <text:p text:style-name="P10"><text:span text:style-name="Source_20_Text"><text:span text:style-name="T2"><text:s text:c="4"/>arr[k] = left[i];</text:span></text:span></text:p>
      <text:p text:style-name="P10"><text:span text:style-name="Source_20_Text"><text:span text:style-name="T2"><text:s text:c="4"/>i++;</text:span></text:span></text:p>
      <text:p text:style-name="P10"><text:span text:style-name="Source_20_Text"><text:span text:style-name="T2"><text:s text:c="4"/>k++;</text:span></text:span></text:p>
      <text:p text:style-name="P10"><text:span text:style-name="Source_20_Text"><text:span text:style-name="T2">}</text:span></text:span></text:p>
      <text:p text:style-name="P13"/>
      <text:p text:style-name="P10"><text:span text:style-name="Source_20_Text"><text:span text:style-name="T2">while (j &lt; right_size) {</text:span></text:span></text:p>
      <text:p text:style-name="P10"><text:span text:style-name="Source_20_Text"><text:span text:style-name="T2"><text:s text:c="4"/>arr[k] = right[j];</text:span></text:span></text:p>
      <text:p text:style-name="P10"><text:span text:style-name="Source_20_Text"><text:span text:style-name="T2"><text:s text:c="4"/>j++;</text:span></text:span></text:p>
      <text:p text:style-name="P10"><text:soft-page-break/><text:span text:style-name="Source_20_Text"><text:span text:style-name="T2"><text:s text:c="4"/>k++;</text:span></text:span></text:p>
      <text:p text:style-name="P9"><text:span text:style-name="Source_20_Text"><text:span text:style-name="T2">}</text:span></text:span></text:p>
      <text:h text:style-name="P4" text:outline-level="3"><text:span text:style-name="T2">الأخطاء المحتملة في دالة </text:span><text:span text:style-name="Source_20_Text"><text:span text:style-name="T2">merge</text:span></text:span><text:span text:style-name="T2">:</text:span></text:h>
      <text:p text:style-name="P16"><text:span text:style-name="Strong_20_Emphasis"><text:span text:style-name="T2">عدم التأكد من أن المصفوفات الفرعية تحتوي على عناصر</text:span></text:span><text:span text:style-name="T2">: إذا كانت المصفوفات الفرعية فارغة، قد يحدث خطأ في عمليات المقارنة أو النسخ.</text:span></text:p>
      <text:p text:style-name="P15"><text:span text:style-name="Strong_20_Emphasis"><text:span text:style-name="T2">عدم نسخ العناصر المتبقية في المصفوفات الفرعية</text:span></text:span><text:span text:style-name="T2">: في حالة وجود عناصر متبقية في أي من المصفوفات الفرعية بعد مقارنة بعض العناصر، يجب نسخها إلى المصفوفة النهائية.</text:span></text:p>
      <text:p text:style-name="P6"/>
      <text:h text:style-name="P3" text:outline-level="2">أمثلة للاختبار</text:h>
      <text:h text:style-name="P5" text:outline-level="3">مثال 1: مصفوفة صغيرة</text:h>
      <text:p text:style-name="P9"><text:span text:style-name="Source_20_Text"><text:span text:style-name="T2">int unsorted[] = {5, 3, 8, 4, 2};</text:span></text:span></text:p>
      <text:p text:style-name="P20">النتيجة المتوقعة بعد الفرز:</text:p>
      <text:p text:style-name="P9"><text:span text:style-name="Source_20_Text"><text:span text:style-name="T2">{2, 3, 4, 5, 8}</text:span></text:span></text:p>
      <text:h text:style-name="P5" text:outline-level="3">مثال 2: مصفوفة تحتوي على عناصر متكررة</text:h>
      <text:p text:style-name="P9"><text:span text:style-name="Source_20_Text"><text:span text:style-name="T2">int unsorted[] = {5, 1, 5, 2, 3, 5};</text:span></text:span></text:p>
      <text:p text:style-name="P20">النتيجة المتوقعة بعد الفرز:</text:p>
      <text:p text:style-name="P9"><text:span text:style-name="Source_20_Text"><text:span text:style-name="T2">{1, 2, 3, 5, 5, 5}</text:span></text:span></text:p>
      <text:h text:style-name="P5" text:outline-level="3">مثال 3: مصفوفة مرتبة بالفعل</text:h>
      <text:p text:style-name="P9"><text:span text:style-name="Source_20_Text"><text:span text:style-name="T2">int unsorted[] = {1, 2, 3, 4, 5};</text:span></text:span></text:p>
      <text:p text:style-name="P20">النتيجة المتوقعة بعد الفرز:</text:p>
      <text:p text:style-name="P9"><text:span text:style-name="Source_20_Text"><text:span text:style-name="T2">{1, 2, 3, 4, 5}</text:span></text:span></text:p>
      <text:p text:style-name="P6"/>
      <text:h text:style-name="P3" text:outline-level="2">الخلاصة:</text:h>
      <text:p text:style-name="P16"><text:span text:style-name="T2">خوارزمية </text:span><text:span text:style-name="Strong_20_Emphasis"><text:span text:style-name="T2">Merge Sort</text:span></text:span><text:span text:style-name="T2"> تعتمد على تقسيم المصفوفة إلى نصفين ودمجهما بشكل مرتب.</text:span></text:p>
      <text:p text:style-name="P16"><text:span text:style-name="Strong_20_Emphasis"><text:span text:style-name="T2">دالة </text:span></text:span><text:span text:style-name="Strong_20_Emphasis"><text:span text:style-name="Source_20_Text"><text:span text:style-name="T2">divide</text:span></text:span></text:span><text:span text:style-name="T2"> تقوم بتقسيم المصفوفة إلى أجزاء أصغر حتى نصل إلى مصفوفات تحتوي على عنصر واحد أو أقل.</text:span></text:p>
      <text:p text:style-name="P16"><text:span text:style-name="Strong_20_Emphasis"><text:span text:style-name="T2">دالة </text:span></text:span><text:span text:style-name="Strong_20_Emphasis"><text:span text:style-name="Source_20_Text"><text:span text:style-name="T2">merge</text:span></text:span></text:span><text:span text:style-name="T2"> تقوم بدمج هذه الأجزاء المرتبة معًا.</text:span></text:p>
      <text:p text:style-name="P15"><text:span text:style-name="T2">تأكد من أن الحسابات والشرطيات في </text:span><text:span text:style-name="Source_20_Text"><text:span text:style-name="T2">divide</text:span></text:span><text:span text:style-name="T2"> و </text:span><text:span text:style-name="Source_20_Text"><text:span text:style-name="T2">merge</text:span></text:span><text:span text:style-name="T2"> تتم بشكل صحيح لتجنب الأخطاء المحتملة</text:span>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12:33:04.135666769</meta:creation-date>
    <dc:date>2024-12-24T12:46:58.357091703</dc:date>
    <meta:editing-duration>PT13M55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5" meta:paragraph-count="154" meta:word-count="947" meta:character-count="5296" meta:non-whitespace-character-count="4129"/>
  </office:meta>
</office:document-meta>
</file>